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2024-10-21 18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11096" calcext:value-type="float">
            <text:p>-1.911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2023-10-25 13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62328" calcext:value-type="float">
            <text:p>-1.862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2022-10-27 15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76272" calcext:value-type="float">
            <text:p>-2.176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2021-10-26 19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0124" calcext:value-type="float">
            <text:p>-2.30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2020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6784" calcext:value-type="float">
            <text:p>-1.7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2019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24" calcext:value-type="float">
            <text:p>-1.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2018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5364" calcext:value-type="float">
            <text:p>-2.45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2016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09216" calcext:value-type="float">
            <text:p>-2.10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2015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95016" calcext:value-type="float">
            <text:p>-2.79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2014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14016" calcext:value-type="float">
            <text:p>-2.41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2014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40152" calcext:value-type="float">
            <text:p>-2.74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2014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416808" calcext:value-type="float">
            <text:p>-3.416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201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938016" calcext:value-type="float">
            <text:p>-3.93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2013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6118709677419" calcext:value-type="float">
            <text:p>-2.8611870967741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2013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820112" calcext:value-type="float">
            <text:p>-2.782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2013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4339664516129" calcext:value-type="float">
            <text:p>-2.743396645161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2013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01468" calcext:value-type="float">
            <text:p>-2.6014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2013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4912309677419" calcext:value-type="float">
            <text:p>-2.3491230967741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2013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5635127272727" calcext:value-type="float">
            <text:p>-2.2563512727272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2013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274528" calcext:value-type="float">
            <text:p>-2.327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2013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113615" calcext:value-type="float">
            <text:p>-2.511361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2013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99284" calcext:value-type="float">
            <text:p>-2.3992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2013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4271125" calcext:value-type="float">
            <text:p>-2.642711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2013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7471857142857" calcext:value-type="float">
            <text:p>-2.3747185714285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2013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67153" calcext:value-type="float">
            <text:p>-2.36715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2012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306384516129" calcext:value-type="float">
            <text:p>-2.33063845161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2012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999448" calcext:value-type="float">
            <text:p>-2.199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2012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2912325" calcext:value-type="float">
            <text:p>-2.129123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2012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174208" calcext:value-type="float">
            <text:p>-1.8174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2012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0235418181818" calcext:value-type="float">
            <text:p>-1.702354181818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2012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7385548387097" calcext:value-type="float">
            <text:p>-1.4738554838709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2012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345408" calcext:value-type="float">
            <text:p>-1.6345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2012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6732625" calcext:value-type="float">
            <text:p>-1.467326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2012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247616" calcext:value-type="float">
            <text:p>-1.724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2012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432905" calcext:value-type="float">
            <text:p>-1.943290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2012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7237131034483" calcext:value-type="float">
            <text:p>-1.9723713103448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2012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69948" calcext:value-type="float">
            <text:p>-1.869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2011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2476877419355" calcext:value-type="float">
            <text:p>-1.824768774193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2011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3806012903226" calcext:value-type="float">
            <text:p>-1.538060129032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2011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3670735483871" calcext:value-type="float">
            <text:p>-1.136707354838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2011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23648258064516" calcext:value-type="float">
            <text:p>-0.823648258064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2011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9811225" calcext:value-type="float">
            <text:p>-0.898112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2011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3848575" calcext:value-type="float">
            <text:p>-0.838485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2011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798808" calcext:value-type="float">
            <text:p>-1.179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2011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8623819354839" calcext:value-type="float">
            <text:p>-1.5862381935483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2011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920968" calcext:value-type="float">
            <text:p>-1.892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2011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6397225" calcext:value-type="float">
            <text:p>-2.063972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2011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9654885714286" calcext:value-type="float">
            <text:p>-1.996548857142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2011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8664929032258" calcext:value-type="float">
            <text:p>-1.286649290322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2010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1361935483871" calcext:value-type="float">
            <text:p>-0.813619354838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2010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88541161290323" calcext:value-type="float">
            <text:p>-0.88854116129032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2010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37604129032258" calcext:value-type="float">
            <text:p>-0.9376041290322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2010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413744" calcext:value-type="float">
            <text:p>-1.141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2010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92327" calcext:value-type="float">
            <text:p>-1.09232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2010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840064516129" calcext:value-type="float">
            <text:p>-1.08400645161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2010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1319638709677" calcext:value-type="float">
            <text:p>-1.3131963870967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2010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6604275" calcext:value-type="float">
            <text:p>-1.866042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2010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0074838709677" calcext:value-type="float">
            <text:p>-2.3007483870967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2010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2955690322581" calcext:value-type="float">
            <text:p>-2.329556903225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2010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5029485714286" calcext:value-type="float">
            <text:p>-2.250294857142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2010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5172103225807" calcext:value-type="float">
            <text:p>-1.6517210322580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2009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262735" calcext:value-type="float">
            <text:p>-1.426273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2009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392152" calcext:value-type="float">
            <text:p>-1.2392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2009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21486" calcext:value-type="float">
            <text:p>-1.2214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2009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10056" calcext:value-type="float">
            <text:p>-1.21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2009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07008" calcext:value-type="float">
            <text:p>-1.20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2009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539216" calcext:value-type="float">
            <text:p>-1.353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2009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12545" calcext:value-type="float">
            <text:p>-1.3125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2009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601184" calcext:value-type="float">
            <text:p>-1.760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2009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6446875" calcext:value-type="float">
            <text:p>-1.464468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2009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3765714285714" calcext:value-type="float">
            <text:p>-1.937657142857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2009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329785" calcext:value-type="float">
            <text:p>-1.732978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2008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26667" calcext:value-type="float">
            <text:p>-1.5266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2008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920984" calcext:value-type="float">
            <text:p>-1.092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2008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12144516129032" calcext:value-type="float">
            <text:p>-0.81214451612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2008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838696" calcext:value-type="float">
            <text:p>-0.6838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2008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58779096774194" calcext:value-type="float">
            <text:p>-0.3587790967741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2008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44632516129032" calcext:value-type="float">
            <text:p>-0.14463251612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2008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35875870967742" calcext:value-type="float">
            <text:p>-0.2358758709677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2008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12838709677419" calcext:value-type="float">
            <text:p>-0.71283870967741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2008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72017032258064" calcext:value-type="float">
            <text:p>-0.97201703225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2008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94232" calcext:value-type="float">
            <text:p>-1.09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2008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97793655172414" calcext:value-type="float">
            <text:p>-0.8977936551724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2008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906" calcext:value-type="float">
            <text:p>-0.99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2007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1807725" calcext:value-type="float">
            <text:p>-0.618077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2007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612128" calcext:value-type="float">
            <text:p>-0.661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2007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36853161290323" calcext:value-type="float">
            <text:p>-0.33685316129032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2007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60370064516129" calcext:value-type="float">
            <text:p>-0.0603700645161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2007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1971675" calcext:value-type="float">
            <text:p>0.019716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2007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238125" calcext:value-type="float">
            <text:p>-0.02381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2007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066544" calcext:value-type="float">
            <text:p>-0.2066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2007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14909" calcext:value-type="float">
            <text:p>-0.41490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2007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944856" calcext:value-type="float">
            <text:p>-1.2944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2007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1095075" calcext:value-type="float">
            <text:p>-1.510950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2007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4548457142857" calcext:value-type="float">
            <text:p>-1.6454845714285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2007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4331075" calcext:value-type="float">
            <text:p>-1.343310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2006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76539870967742" calcext:value-type="float">
            <text:p>-0.9765398709677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2006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39281548387097" calcext:value-type="float">
            <text:p>-0.83928154838709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2006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68096" calcext:value-type="float">
            <text:p>-0.76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2006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066784" calcext:value-type="float">
            <text:p>-0.906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2006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5199875" calcext:value-type="float">
            <text:p>-0.751998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2006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614535" calcext:value-type="float">
            <text:p>-0.961453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2006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4849419354839" calcext:value-type="float">
            <text:p>-1.3484941935483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2006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25752" calcext:value-type="float">
            <text:p>-1.825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2006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89556" calcext:value-type="float">
            <text:p>-2.289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2006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9951775" calcext:value-type="float">
            <text:p>-2.999517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2006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623" calcext:value-type="float">
            <text:p>-3.162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2006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5498090322581" calcext:value-type="float">
            <text:p>-3.054980903225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2005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609904516129" calcext:value-type="float">
            <text:p>-2.86099045161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2005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77236" calcext:value-type="float">
            <text:p>-2.7772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2005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8388425" calcext:value-type="float">
            <text:p>-2.883884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2005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6394606451613" calcext:value-type="float">
            <text:p>-2.7639460645161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2005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8244258064516" calcext:value-type="float">
            <text:p>-2.58244258064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2005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77287" calcext:value-type="float">
            <text:p>-2.67728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2005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510105" calcext:value-type="float">
            <text:p>-2.751010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2005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4141238709677" calcext:value-type="float">
            <text:p>-3.0414123870967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2005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9177135483871" calcext:value-type="float">
            <text:p>-2.791771354838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2005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6660077419355" calcext:value-type="float">
            <text:p>-2.766600774193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2005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3516551724138" calcext:value-type="float">
            <text:p>-2.835165517241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2005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8773419354839" calcext:value-type="float">
            <text:p>-2.8877341935483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2004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0918038709677" calcext:value-type="float">
            <text:p>-2.7091803870967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2004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8559483870968" calcext:value-type="float">
            <text:p>-2.4855948387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2004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3860258064516" calcext:value-type="float">
            <text:p>-2.33860258064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2004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497544" calcext:value-type="float">
            <text:p>-2.149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2004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2831432258065" calcext:value-type="float">
            <text:p>-1.7283143225806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2004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590645" calcext:value-type="float">
            <text:p>-1.65906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2004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015335" calcext:value-type="float">
            <text:p>-1.601533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2004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7096258064516" calcext:value-type="float">
            <text:p>-2.17096258064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2004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5274916129032" calcext:value-type="float">
            <text:p>-2.5527491612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200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5646167741935" calcext:value-type="float">
            <text:p>-2.9564616774193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2004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0070344827586" calcext:value-type="float">
            <text:p>-3.000703448275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2004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30805" calcext:value-type="float">
            <text:p>-2.63080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2003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3661238709677" calcext:value-type="float">
            <text:p>-2.7366123870967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2003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771856" calcext:value-type="float">
            <text:p>-2.577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2003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854535" calcext:value-type="float">
            <text:p>-2.485453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2003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9444980645161" calcext:value-type="float">
            <text:p>-2.3944498064516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2003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2465264516129" calcext:value-type="float">
            <text:p>-2.124652645161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2003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1905175" calcext:value-type="float">
            <text:p>-2.319051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2003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4191175" calcext:value-type="float">
            <text:p>-2.341911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2003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2211225" calcext:value-type="float">
            <text:p>-2.422112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2003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367992" calcext:value-type="float">
            <text:p>-2.736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2003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410795" calcext:value-type="float">
            <text:p>-2.541079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2003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9834057142857" calcext:value-type="float">
            <text:p>-2.3983405714285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2003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010245" calcext:value-type="float">
            <text:p>-2.10102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2002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9220025806452" calcext:value-type="float">
            <text:p>-2.19220025806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2002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9212567741936" calcext:value-type="float">
            <text:p>-1.7921256774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2002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51966" calcext:value-type="float">
            <text:p>-1.2519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2002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67500129032258" calcext:value-type="float">
            <text:p>-0.8675001290322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2002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08131096774194" calcext:value-type="float">
            <text:p>-0.5081310967741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2002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608195" calcext:value-type="float">
            <text:p>-0.460819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2002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27315870967742" calcext:value-type="float">
            <text:p>-0.3273158709677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2002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57606" calcext:value-type="float">
            <text:p>-0.6576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2002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3099277419355" calcext:value-type="float">
            <text:p>-1.330992774193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2002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1820490322581" calcext:value-type="float">
            <text:p>-1.418204903225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2002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4925485714286" calcext:value-type="float">
            <text:p>-1.549254857142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2002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6611174193548" calcext:value-type="float">
            <text:p>-1.06611174193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2001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63266322580645" calcext:value-type="float">
            <text:p>-0.9632663225806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2001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130032" calcext:value-type="float">
            <text:p>-0.813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2001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169504516129" calcext:value-type="float">
            <text:p>-1.01695045161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2001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739128" calcext:value-type="float">
            <text:p>-0.6739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2001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9785925" calcext:value-type="float">
            <text:p>-0.397859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2001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07356387096774" calcext:value-type="float">
            <text:p>-0.3073563870967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2001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931795" calcext:value-type="float">
            <text:p>-0.293179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2001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4909125" calcext:value-type="float">
            <text:p>-0.349091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2001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20311225806452" calcext:value-type="float">
            <text:p>-0.720311225806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2001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38784" calcext:value-type="float">
            <text:p>-0.93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2001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86652689655172" calcext:value-type="float">
            <text:p>-0.886652689655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2001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6951225" calcext:value-type="float">
            <text:p>-0.669512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2000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48657806451613" calcext:value-type="float">
            <text:p>-0.24865780645161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2000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28894967741935" calcext:value-type="float">
            <text:p>-0.22889496774193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2000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12665806451613" calcext:value-type="float">
            <text:p>-0.31266580645161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2000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2105025" calcext:value-type="float">
            <text:p>-0.021050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2000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2457548387097" calcext:value-type="float">
            <text:p>0.34245754838709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2000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3700903225807" calcext:value-type="float">
            <text:p>0.43370090322580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2000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91816" calcext:value-type="float">
            <text:p>0.259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2000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238375" calcext:value-type="float">
            <text:p>-0.22383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2000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22271741935484" calcext:value-type="float">
            <text:p>-0.822271741935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2000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9426475" calcext:value-type="float">
            <text:p>-0.594264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2000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06505379310345" calcext:value-type="float">
            <text:p>-0.7065053793103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2000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68685935483871" calcext:value-type="float">
            <text:p>-0.7686859354838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1999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970145" calcext:value-type="float">
            <text:p>-0.49701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1999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886456" calcext:value-type="float">
            <text:p>-0.2886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1999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1422975" calcext:value-type="float">
            <text:p>-0.314229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1999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94574451612903" calcext:value-type="float">
            <text:p>-0.29457445161290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1999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0614" calcext:value-type="float">
            <text:p>0.3406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1999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3423741935484" calcext:value-type="float">
            <text:p>0.133423741935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1999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9311483870968" calcext:value-type="float">
            <text:p>0.16931148387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1999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013585" calcext:value-type="float">
            <text:p>-0.201358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1999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146296" calcext:value-type="float">
            <text:p>-0.4146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1999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81673454545455" calcext:value-type="float">
            <text:p>-0.7816734545454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1999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0011028571429" calcext:value-type="float">
            <text:p>-1.100110285714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1999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9790925" calcext:value-type="float">
            <text:p>-0.797909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1998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08223483870968" calcext:value-type="float">
            <text:p>-0.60822348387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1998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855464" calcext:value-type="float">
            <text:p>-0.485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1998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97702967741936" calcext:value-type="float">
            <text:p>-0.59770296774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1998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80746" calcext:value-type="float">
            <text:p>-0.3807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1998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62798451612903" calcext:value-type="float">
            <text:p>-0.56279845161290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1998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12162322580645" calcext:value-type="float">
            <text:p>-0.5121623225806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1998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439152" calcext:value-type="float">
            <text:p>-0.7439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1998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792325" calcext:value-type="float">
            <text:p>-1.47923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1998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852896" calcext:value-type="float">
            <text:p>-1.885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1998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4056903225806" calcext:value-type="float">
            <text:p>-2.340569032258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1998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7252085714286" calcext:value-type="float">
            <text:p>-1.772520857142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1998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2714632258065" calcext:value-type="float">
            <text:p>-1.5271463225806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1997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5873161290323" calcext:value-type="float">
            <text:p>-1.1587316129032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1997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41324" calcext:value-type="float">
            <text:p>-0.9413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1997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638113548387097" calcext:value-type="float">
            <text:p>-0.063811354838709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1997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31976" calcext:value-type="float">
            <text:p>0.133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1997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88981935483871" calcext:value-type="float">
            <text:p>-0.0889819354838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1997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44429935483871" calcext:value-type="float">
            <text:p>-0.2444299354838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1997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95415076923077" calcext:value-type="float">
            <text:p>-0.59541507692307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1997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39385806451613" calcext:value-type="float">
            <text:p>-0.73938580645161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1997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7704285714286" calcext:value-type="float">
            <text:p>-1.377042857142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1997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3668654545455" calcext:value-type="float">
            <text:p>-1.336686545454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1997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12748" calcext:value-type="float">
            <text:p>-1.4127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1997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5587432258065" calcext:value-type="float">
            <text:p>-1.2558743225806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1996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1222503225807" calcext:value-type="float">
            <text:p>-1.1122250322580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1996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438128" calcext:value-type="float">
            <text:p>-1.1438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1996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8067535483871" calcext:value-type="float">
            <text:p>-0.880675354838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1996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514856" calcext:value-type="float">
            <text:p>-0.1514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1996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410005161290323" calcext:value-type="float">
            <text:p>-0.041000516129032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1996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14939096774194" calcext:value-type="float">
            <text:p>-0.1149390967741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1996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005328" calcext:value-type="float">
            <text:p>-0.3005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1996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02416516129032" calcext:value-type="float">
            <text:p>-0.70241651612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1996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129512" calcext:value-type="float">
            <text:p>-1.412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1996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1574090322581" calcext:value-type="float">
            <text:p>-1.515740903225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1996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6599475862069" calcext:value-type="float">
            <text:p>-1.6659947586206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1996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5161677419355" calcext:value-type="float">
            <text:p>-1.751616774193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1995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0038477419355" calcext:value-type="float">
            <text:p>-1.800384774193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1995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715736" calcext:value-type="float">
            <text:p>-1.871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1995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7247896774194" calcext:value-type="float">
            <text:p>-1.472478967741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1995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446512" calcext:value-type="float">
            <text:p>-1.044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1995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76563612903226" calcext:value-type="float">
            <text:p>-0.5765636129032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1995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90814451612903" calcext:value-type="float">
            <text:p>-0.69081445161290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1995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214864" calcext:value-type="float">
            <text:p>-1.021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1995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7063458064516" calcext:value-type="float">
            <text:p>-1.07063458064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1995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644864" calcext:value-type="float">
            <text:p>-2.164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1995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0173161290323" calcext:value-type="float">
            <text:p>-2.3017316129032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1995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0454542857143" calcext:value-type="float">
            <text:p>-2.404545428571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1995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1794890322581" calcext:value-type="float">
            <text:p>-2.417948903225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1994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447104516129" calcext:value-type="float">
            <text:p>-2.14471045161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1994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864072" calcext:value-type="float">
            <text:p>-1.8864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1994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5742967741936" calcext:value-type="float">
            <text:p>-1.5574296774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1994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267448" calcext:value-type="float">
            <text:p>-0.726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1994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69637333333333" calcext:value-type="float">
            <text:p>-0.56963733333333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1994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39981677419355" calcext:value-type="float">
            <text:p>-0.6399816774193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1994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232136" calcext:value-type="float">
            <text:p>-1.0232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1994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7218993548387" calcext:value-type="float">
            <text:p>-1.3721899354838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1994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20748" calcext:value-type="float">
            <text:p>-1.9207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199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899744516129" calcext:value-type="float">
            <text:p>-1.58997445161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1994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3737914285714" calcext:value-type="float">
            <text:p>-1.237379142857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1994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0877511111111" calcext:value-type="float">
            <text:p>-1.0087751111111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1993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64459692307692" calcext:value-type="float">
            <text:p>-0.8644596923076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1993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05688" calcext:value-type="float">
            <text:p>-0.805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1993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71647483870968" calcext:value-type="float">
            <text:p>-0.57164748387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1993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5272" calcext:value-type="float">
            <text:p>0.525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1993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082064516129" calcext:value-type="float">
            <text:p>0.8040820645161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1993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7095741935484" calcext:value-type="float">
            <text:p>0.557095741935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1993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31544" calcext:value-type="float">
            <text:p>0.143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1993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79021677419355" calcext:value-type="float">
            <text:p>-0.5790216774193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1993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529816" calcext:value-type="float">
            <text:p>-1.452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1993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5803148387097" calcext:value-type="float">
            <text:p>-1.3580314838709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1993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8882885714286" calcext:value-type="float">
            <text:p>-1.188828857142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1993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52144" calcext:value-type="float">
            <text:p>-1.15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1992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4379251612903" calcext:value-type="float">
            <text:p>-1.0437925161290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1992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813544" calcext:value-type="float">
            <text:p>-0.981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1992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99171870967742" calcext:value-type="float">
            <text:p>-0.6991718709677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1992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68496" calcext:value-type="float">
            <text:p>0.396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1992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6957161290323" calcext:value-type="float">
            <text:p>0.40695716129032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1992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9062709677419" calcext:value-type="float">
            <text:p>0.21906270967741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1992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31672" calcext:value-type="float">
            <text:p>0.0931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1992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5453677419355" calcext:value-type="float">
            <text:p>0.2254536774193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1992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542784" calcext:value-type="float">
            <text:p>-0.754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1992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7328929032258" calcext:value-type="float">
            <text:p>-1.073289290322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1992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04940689655173" calcext:value-type="float">
            <text:p>-0.90494068965517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1992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2157161290323" calcext:value-type="float">
            <text:p>-1.0215716129032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1991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48911225806452" calcext:value-type="float">
            <text:p>-0.948911225806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1991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440672" calcext:value-type="float">
            <text:p>-0.944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1991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440928" calcext:value-type="float">
            <text:p>-0.8440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1991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91630956521739" calcext:value-type="float">
            <text:p>-0.69163095652173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1991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592885161290323" calcext:value-type="float">
            <text:p>0.059288516129032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1991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7518193548387" calcext:value-type="float">
            <text:p>0.39751819354838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1991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21176" calcext:value-type="float">
            <text:p>0.382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1991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4932903225806" calcext:value-type="float">
            <text:p>0.3849329032258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1991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15664" calcext:value-type="float">
            <text:p>0.3915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1991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7043870967742" calcext:value-type="float">
            <text:p>0.4370438709677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1991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232" calcext:value-type="float">
            <text:p>0.78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1991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852218181818" calcext:value-type="float">
            <text:p>1.268522181818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1990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210322580645" calcext:value-type="float">
            <text:p>1.342103225806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1990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4356" calcext:value-type="float">
            <text:p>1.3243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1990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717522580645" calcext:value-type="float">
            <text:p>1.537175225806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1990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0344" calcext:value-type="float">
            <text:p>2.2310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1990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705264516129" calcext:value-type="float">
            <text:p>2.277052645161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1990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079509677419" calcext:value-type="float">
            <text:p>2.0107950967741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1990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4764" calcext:value-type="float">
            <text:p>1.794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1990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551675" calcext:value-type="float">
            <text:p>0.705516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1990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25384" calcext:value-type="float">
            <text:p>0.802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1990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101677419355" calcext:value-type="float">
            <text:p>0.4571016774193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1990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1272571428571" calcext:value-type="float">
            <text:p>0.7112725714285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1990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826322580645" calcext:value-type="float">
            <text:p>0.8718263225806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1989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1989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21928" calcext:value-type="float">
            <text:p>0.8821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1989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0988129032258" calcext:value-type="float">
            <text:p>0.5809881290322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1989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38616" calcext:value-type="float">
            <text:p>0.873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1989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00567741936" calcext:value-type="float">
            <text:p>1.5940056774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1989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283690322581" calcext:value-type="float">
            <text:p>1.902836903225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1989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75784" calcext:value-type="float">
            <text:p>1.7575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1989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6557419354839" calcext:value-type="float">
            <text:p>0.84655741935483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1989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32928" calcext:value-type="float">
            <text:p>0.793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1989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3989677419355" calcext:value-type="float">
            <text:p>0.7039896774193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1989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1233142857143" calcext:value-type="float">
            <text:p>0.8312331428571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1989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164387096774" calcext:value-type="float">
            <text:p>0.6761643870967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1988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56335483871" calcext:value-type="float">
            <text:p>0.746563354838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1988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3224" calcext:value-type="float">
            <text:p>0.903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1988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7454451612903" calcext:value-type="float">
            <text:p>0.47745445161290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1988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5376" calcext:value-type="float">
            <text:p>0.6945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1988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103948387097" calcext:value-type="float">
            <text:p>1.0410394838709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1988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9299096774194" calcext:value-type="float">
            <text:p>0.7092990967741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1988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81168" calcext:value-type="float">
            <text:p>0.528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1988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921327272727273" calcext:value-type="float">
            <text:p>-0.092132727272727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1986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1985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1376" calcext:value-type="float">
            <text:p>0.34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1984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668" calcext:value-type="float">
            <text:p>-1.0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1983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62" calcext:value-type="float">
            <text:p>-0.7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1983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4112" calcext:value-type="float">
            <text:p>-1.3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1983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4592" calcext:value-type="float">
            <text:p>-1.6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1983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7432" calcext:value-type="float">
            <text:p>-0.2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1982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16864" calcext:value-type="float">
            <text:p>-0.81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1982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7818" calcext:value-type="float">
            <text:p>-0.678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1982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37616" calcext:value-type="float">
            <text:p>-0.73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1982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524" calcext:value-type="float">
            <text:p>-0.1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1982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1982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1982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1982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1982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1982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1982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5188" calcext:value-type="float">
            <text:p>1.8851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1981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7524" calcext:value-type="float">
            <text:p>2.287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1981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218" calcext:value-type="float">
            <text:p>2.202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1981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1981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1981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1981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414" calcext:value-type="float">
            <text:p>2.644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1981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1981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1981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1981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1981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1980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1980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1980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1980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1980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1980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1980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1980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1980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1980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1980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7032" calcext:value-type="float">
            <text:p>0.63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1980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1979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1979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1979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1979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1979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1979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1979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1979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1979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1979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1979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1979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1978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1978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1978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1978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1978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1978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1978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1978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1978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1978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1978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9664" calcext:value-type="float">
            <text:p>0.35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1977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1977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1977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1977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1977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1977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1977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1977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292" calcext:value-type="float">
            <text:p>0.50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1977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1977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9144" calcext:value-type="float">
            <text:p>-0.0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1977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336" calcext:value-type="float">
            <text:p>0.2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1977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48" calcext:value-type="float">
            <text:p>0.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1976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1976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1976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1976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1976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48" calcext:value-type="float">
            <text:p>0.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1976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1976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1976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1976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1976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1976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1976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7576" calcext:value-type="float">
            <text:p>0.41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1975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3088" calcext:value-type="float">
            <text:p>0.32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1975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576" calcext:value-type="float">
            <text:p>0.3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1975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576" calcext:value-type="float">
            <text:p>0.3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1975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56944" calcext:value-type="float">
            <text:p>-1.45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1975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83208" calcext:value-type="float">
            <text:p>-1.28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1975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92936" calcext:value-type="float">
            <text:p>-1.39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1975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17192" calcext:value-type="float">
            <text:p>-1.917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1975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1064" calcext:value-type="float">
            <text:p>-1.3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1975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7348" calcext:value-type="float">
            <text:p>-1.17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1975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0772" calcext:value-type="float">
            <text:p>-0.80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1975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1975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1974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1974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1974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1974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9812" calcext:value-type="float">
            <text:p>-0.19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1974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1974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1974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197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1974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1974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1973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1973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2188" calcext:value-type="float">
            <text:p>0.7421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1973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3128" calcext:value-type="float">
            <text:p>0.643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1973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9544" calcext:value-type="float">
            <text:p>0.66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1973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294" calcext:value-type="float">
            <text:p>0.662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1973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1528" calcext:value-type="float">
            <text:p>0.54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1973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3776" calcext:value-type="float">
            <text:p>0.49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1973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3756" calcext:value-type="float">
            <text:p>0.3337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1973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6052" calcext:value-type="float">
            <text:p>0.416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1973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9016" calcext:value-type="float">
            <text:p>0.50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1973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6928" calcext:value-type="float">
            <text:p>0.56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1972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1972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1972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0232" calcext:value-type="float">
            <text:p>0.84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1972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58" calcext:value-type="float">
            <text:p>0.68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1972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1972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1972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8432" calcext:value-type="float">
            <text:p>0.40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1972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8892" calcext:value-type="float">
            <text:p>0.278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1972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28016" calcext:value-type="float">
            <text:p>-0.12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1972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9144" calcext:value-type="float">
            <text:p>-0.0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1972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81" calcext:value-type="float">
            <text:p>0.03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1972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04216" calcext:value-type="float">
            <text:p>-0.20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1971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652" calcext:value-type="float">
            <text:p>0.096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1971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098" calcext:value-type="float">
            <text:p>0.220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1971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5912" calcext:value-type="float">
            <text:p>0.565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1971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4276" calcext:value-type="float">
            <text:p>0.684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1971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8144" calcext:value-type="float">
            <text:p>0.898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1971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1971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8672" calcext:value-type="float">
            <text:p>1.058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1971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1971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1971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6136" calcext:value-type="float">
            <text:p>0.32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1971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862" calcext:value-type="float">
            <text:p>0.388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1971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0396" calcext:value-type="float">
            <text:p>0.120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1970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1752" calcext:value-type="float">
            <text:p>0.30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1970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67712" calcext:value-type="float">
            <text:p>0.2267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1970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1836" calcext:value-type="float">
            <text:p>0.2118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1970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3464" calcext:value-type="float">
            <text:p>0.28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1970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0136" calcext:value-type="float">
            <text:p>0.580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1970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6236" calcext:value-type="float">
            <text:p>1.1262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1970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7976" calcext:value-type="float">
            <text:p>1.077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1970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1614" calcext:value-type="float">
            <text:p>0.7216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1970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5394" calcext:value-type="float">
            <text:p>0.4853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1970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8536" calcext:value-type="float">
            <text:p>0.47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1970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5056" calcext:value-type="float">
            <text:p>0.575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1970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8168" calcext:value-type="float">
            <text:p>0.328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1969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7304" calcext:value-type="float">
            <text:p>0.52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1969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1088" calcext:value-type="float">
            <text:p>0.83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1969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8868" calcext:value-type="float">
            <text:p>0.848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1969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1969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77" calcext:value-type="float">
            <text:p>0.647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1969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1969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1969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3872" calcext:value-type="float">
            <text:p>0.753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1969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55664" calcext:value-type="float">
            <text:p>0.6455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1969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73152" calcext:value-type="float">
            <text:p>-0.07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1969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2816" calcext:value-type="float">
            <text:p>0.43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1969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74064" calcext:value-type="float">
            <text:p>0.127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1968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48768" calcext:value-type="float">
            <text:p>0.04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1968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5768" calcext:value-type="float">
            <text:p>0.175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1968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532" calcext:value-type="float">
            <text:p>0.65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1968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8944" calcext:value-type="float">
            <text:p>0.948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1968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1968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1968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1968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1968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5824" calcext:value-type="float">
            <text:p>-1.1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1968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672" calcext:value-type="float">
            <text:p>0.4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1968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6136" calcext:value-type="float">
            <text:p>0.32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1968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0624" calcext:value-type="float">
            <text:p>0.42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1967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34568" calcext:value-type="float">
            <text:p>-0.73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1967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1208" calcext:value-type="float">
            <text:p>0.52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1967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36464" calcext:value-type="float">
            <text:p>0.523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1967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3494" calcext:value-type="float">
            <text:p>0.5234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1967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2124" calcext:value-type="float">
            <text:p>0.992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1967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27392" calcext:value-type="float">
            <text:p>0.7327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1967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1967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97952" calcext:value-type="float">
            <text:p>0.799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1967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05968" calcext:value-type="float">
            <text:p>-0.50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1967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65554" calcext:value-type="float">
            <text:p>-1.7655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1967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1722" calcext:value-type="float">
            <text:p>0.0617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1967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17526" calcext:value-type="float">
            <text:p>0.0175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1966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6568" calcext:value-type="float">
            <text:p>0.226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1966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384" calcext:value-type="float">
            <text:p>0.2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1966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528" calcext:value-type="float">
            <text:p>0.3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1966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0614" calcext:value-type="float">
            <text:p>0.3406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1966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4048" calcext:value-type="float">
            <text:p>0.38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1966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0342" calcext:value-type="float">
            <text:p>0.4503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1966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7972" calcext:value-type="float">
            <text:p>0.537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1966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7754" calcext:value-type="float">
            <text:p>0.3177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1966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2618" calcext:value-type="float">
            <text:p>0.3726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1966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08382" calcext:value-type="float">
            <text:p>0.0083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1966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477" calcext:value-type="float">
            <text:p>0.0647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1966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7442" calcext:value-type="float">
            <text:p>0.1074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1965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02616" calcext:value-type="float">
            <text:p>-0.102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1965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0104" calcext:value-type="float">
            <text:p>0.07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1965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5656" calcext:value-type="float">
            <text:p>0.29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1965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5592" calcext:value-type="float">
            <text:p>0.54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1965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21488" calcext:value-type="float">
            <text:p>-0.22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1965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7304" calcext:value-type="float">
            <text:p>0.52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1965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0352" calcext:value-type="float">
            <text:p>0.53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1965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0312" calcext:value-type="float">
            <text:p>0.21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1965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29718" calcext:value-type="float">
            <text:p>0.0297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1965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78536" calcext:value-type="float">
            <text:p>-0.47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1965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31876" calcext:value-type="float">
            <text:p>-0.531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1965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857744" calcext:value-type="float">
            <text:p>-0.785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1964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31698" calcext:value-type="float">
            <text:p>-0.6316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1964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340096" calcext:value-type="float">
            <text:p>-0.5340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1964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02336" calcext:value-type="float">
            <text:p>-0.40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1964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2385" calcext:value-type="float">
            <text:p>-0.3238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1964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5908" calcext:value-type="float">
            <text:p>-0.25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1964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24028" calcext:value-type="float">
            <text:p>-0.224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1964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01752" calcext:value-type="float">
            <text:p>-0.30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1964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94766" calcext:value-type="float">
            <text:p>-0.7947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1964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2776" calcext:value-type="float">
            <text:p>-1.1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196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1836" calcext:value-type="float">
            <text:p>0.2118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1963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1963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1963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5702" calcext:value-type="float">
            <text:p>1.4257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1963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0464" calcext:value-type="float">
            <text:p>1.438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1963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6072" calcext:value-type="float">
            <text:p>0.57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1963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1564" calcext:value-type="float">
            <text:p>0.3215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1963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716" calcext:value-type="float">
            <text:p>0.13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1962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7080857142857" calcext:value-type="float">
            <text:p>-1.5708085714285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1962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3866285714286" calcext:value-type="float">
            <text:p>-1.638662857142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1962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3480275862069" calcext:value-type="float">
            <text:p>-2.0348027586206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0938081285301</text:p>
          </table:table-cell>
          <table:table-cell office:value-type="string" calcext:value-type="string">
            <text:p>1962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90928" calcext:value-type="float">
            <text:p>-2.090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01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826" meta:object-count="0"/>
    <meta:user-defined meta:name="AppVersion">3.0</meta:user-defined>
  </office:meta>
</office:document-meta>
</file>